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1cm" svg:y="4.7cm">
          <draw:text-box>
            <text:p><text:span text:style-name="T1">i</text:span></text:p>
          </draw:text-box>
        </draw:frame>
        <draw:frame draw:style-name="gr3" draw:text-style-name="P2" draw:layer="layout" svg:width="15.291cm" svg:height="8.591cm" svg:x="0.01cm" svg:y="0.9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42:58.480685385</dc:date>
    <meta:editing-duration>PT4M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592cm" xlink:href="." xlink:type="simple" chart:class="chart:scatter" chart:style-name="ch1">
        <chart:plot-area chart:style-name="ch2" chart:data-source-has-labels="both" svg:x="0.305cm" svg:y="0.171cm" svg:width="14.682cm" svg:height="8.25cm">
          <chartooo:coordinate-region svg:x="0.847cm" svg:y="0.37cm" svg:width="14.046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